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</office:automatic-styles>
  <office:body>
    <office:text>
      <text:p text:style-name="P1"><text:span text:style-name="T1_1">Review</text:span><text:span text:style-name="T1_2"><text:s/></text:span><text:span text:style-name="T1_3">questions</text:span></text:p>
      <text:p text:style-name="P2"/>
      <text:p text:style-name="P3"><text:span text:style-name="T3_1">1)<text:s/></text:span><text:span text:style-name="T3_2">Write</text:span><text:span text:style-name="T3_3"><text:s/></text:span><text:span text:style-name="T3_4">code</text:span><text:span text:style-name="T3_5"><text:s/></text:span><text:span text:style-name="T3_6">to</text:span><text:span text:style-name="T3_7"><text:s/></text:span><text:span text:style-name="T3_8">declare</text:span><text:span text:style-name="T3_9"><text:s/></text:span><text:span text:style-name="T3_10">an</text:span><text:span text:style-name="T3_11"><text:s/></text:span><text:span text:style-name="T3_12">integer</text:span><text:span text:style-name="T3_13">,<text:s/></text:span><text:span text:style-name="T3_14">then</text:span><text:span text:style-name="T3_15"><text:s/></text:span><text:span text:style-name="T3_16">dynamically</text:span><text:span text:style-name="T3_17"><text:s/></text:span><text:span text:style-name="T3_18">allocate</text:span><text:span text:style-name="T3_19"><text:s/></text:span><text:span text:style-name="T3_20">an</text:span><text:span text:style-name="T3_21"><text:s/></text:span><text:span text:style-name="T3_22">integer</text:span><text:span text:style-name="T3_23">.<text:s/></text:span><text:span text:style-name="T3_24">On</text:span><text:span text:style-name="T3_25"><text:s/></text:span><text:span text:style-name="T3_26">the</text:span><text:span text:style-name="T3_27"><text:s/></text:span><text:span text:style-name="T3_28">next</text:span><text:span text:style-name="T3_29"><text:s/></text:span><text:span text:style-name="T3_30">line</text:span><text:span text:style-name="T3_31">,<text:s/></text:span><text:span text:style-name="T3_32">assign</text:span><text:span text:style-name="T3_33"><text:s/></text:span><text:span text:style-name="T3_34">this</text:span><text:span text:style-name="T3_35"><text:s/></text:span><text:span text:style-name="T3_36">dynamically</text:span><text:span text:style-name="T3_37">-</text:span><text:span text:style-name="T3_38">allocated</text:span><text:span text:style-name="T3_39"><text:s/></text:span><text:span text:style-name="T3_40">integer</text:span><text:span text:style-name="T3_41"><text:s/></text:span><text:span text:style-name="T3_42">the</text:span><text:span text:style-name="T3_43"><text:s/></text:span><text:span text:style-name="T3_44">value</text:span><text:span text:style-name="T3_45"><text:s/>13.</text:span></text:p>
      <text:p text:style-name="P4"/>
      <text:p text:style-name="P5"><text:span text:style-name="T5_1">int</text:span><text:span text:style-name="T5_2"><text:s/>*</text:span><text:span text:style-name="T5_3">iPtr</text:span><text:span text:style-name="T5_4"><text:s/>=<text:s/></text:span><text:span text:style-name="T5_5">new</text:span><text:span text:style-name="T5_6"><text:s/></text:span><text:span text:style-name="T5_7">int</text:span><text:span text:style-name="T5_8">;</text:span></text:p>
      <text:p text:style-name="P6"><text:span text:style-name="T6_1">*</text:span><text:span text:style-name="T6_2">iPtr</text:span><text:span text:style-name="T6_3"><text:s/>=<text:s/>13;</text:span></text:p>
      <text:p text:style-name="P7"/>
      <text:p text:style-name="P8"/>
      <text:p text:style-name="P9"><text:span text:style-name="T9_1">2)<text:s/></text:span><text:span text:style-name="T9_2">Given</text:span><text:span text:style-name="T9_3"><text:s/></text:span><text:span text:style-name="T9_4">the</text:span><text:span text:style-name="T9_5"><text:s/></text:span><text:span text:style-name="T9_6">following</text:span><text:span text:style-name="T9_7"><text:s/></text:span><text:span text:style-name="T9_8">code</text:span><text:span text:style-name="T9_9">,<text:s/></text:span><text:span text:style-name="T9_10">deallocate</text:span><text:span text:style-name="T9_11"><text:s/></text:span><text:span text:style-name="T9_12">any</text:span><text:span text:style-name="T9_13"><text:s/></text:span><text:span text:style-name="T9_14">dynamically</text:span><text:span text:style-name="T9_15">-</text:span><text:span text:style-name="T9_16">allocated</text:span><text:span text:style-name="T9_17"><text:s/></text:span><text:span text:style-name="T9_18">memory</text:span><text:span text:style-name="T9_19">,<text:s/></text:span><text:span text:style-name="T9_20">then</text:span><text:span text:style-name="T9_21"><text:s/></text:span><text:span text:style-name="T9_22">set</text:span><text:span text:style-name="T9_23"><text:s/></text:span><text:span text:style-name="T9_24">all</text:span><text:span text:style-name="T9_25"><text:s/></text:span><text:span text:style-name="T9_26">pointer</text:span><text:span text:style-name="T9_27"><text:s/></text:span><text:span text:style-name="T9_28">values</text:span><text:span text:style-name="T9_29"><text:s/></text:span><text:span text:style-name="T9_30">to</text:span><text:span text:style-name="T9_31"><text:s/></text:span><text:span text:style-name="T9_32">NULL</text:span><text:span text:style-name="T9_33">.</text:span></text:p>
      <text:p text:style-name="P10"/>
      <text:p text:style-name="P11"><text:span text:style-name="T11_1">int</text:span><text:span text:style-name="T11_2"><text:s/>*</text:span><text:span text:style-name="T11_3">a</text:span><text:span text:style-name="T11_4"><text:s/>=<text:s/></text:span><text:span text:style-name="T11_5">new</text:span><text:span text:style-name="T11_6"><text:s/></text:span><text:span text:style-name="T11_7">int</text:span><text:span text:style-name="T11_8"><text:s/>[24];</text:span></text:p>
      <text:p text:style-name="P12"><text:span text:style-name="T12_1">int</text:span><text:span text:style-name="T12_2"><text:s/>*</text:span><text:span text:style-name="T12_3">b</text:span><text:span text:style-name="T12_4">;</text:span></text:p>
      <text:p text:style-name="P13"><text:span text:style-name="T13_1">int</text:span><text:span text:style-name="T13_2"><text:s/></text:span><text:span text:style-name="T13_3">c</text:span><text:span text:style-name="T13_4">;</text:span></text:p>
      <text:p text:style-name="P14"><text:span text:style-name="T14_1">b</text:span><text:span text:style-name="T14_2"><text:s/>=<text:s/>&amp;</text:span><text:span text:style-name="T14_3">c</text:span><text:span text:style-name="T14_4">;</text:span></text:p>
      <text:p text:style-name="P15"/>
      <text:p text:style-name="P16"><text:span text:style-name="T16_1">delete</text:span><text:span text:style-name="T16_2"><text:s/>[]<text:s/></text:span><text:span text:style-name="T16_3">a</text:span><text:span text:style-name="T16_4">;</text:span></text:p>
      <text:p text:style-name="P17"><text:span text:style-name="T17_1">a</text:span><text:span text:style-name="T17_2"><text:s/>=<text:s/></text:span><text:span text:style-name="T17_3">NULL</text:span><text:span text:style-name="T17_4">;</text:span></text:p>
      <text:p text:style-name="P18"><text:span text:style-name="T18_1">b</text:span><text:span text:style-name="T18_2"><text:s/>=<text:s/></text:span><text:span text:style-name="T18_3">NULL</text:span><text:span text:style-name="T18_4">;</text:span></text:p>
      <text:p text:style-name="P19"/>
      <text:p text:style-name="P20"><text:span text:style-name="T20_1">Exercises</text:span></text:p>
      <text:p text:style-name="P21"/>
      <text:p text:style-name="P22"><text:span text:style-name="T22_1">1)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